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P4" style:family="paragraph" style:parent-style-name="Standard">
      <style:text-properties fo:font-size="14pt" fo:language="it" fo:country="IT" style:font-size-asian="14pt" style:language-asian="it" style:country-asian="I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4.368cm" draw:visible-area-height="7.382cm" draw:draw-aspect="content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_20_4" svg:stroke-width="0.009cm" svg:stroke-color="#c0c0c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dash" draw:stroke-dash="Dash_20_4" svg:stroke-width="0.009cm" svg:stroke-color="#c0c0c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<text:span text:style-name="T1">Riprodurre</text:span><text:span text:style-name="T2"> il seguente documento e </text:span><text:span text:style-name="T1">salvarlo</text:span><text:span text:style-name="T2"> nella propria cartella con il nome </text:span><text:span text:style-name="T3">tabulazioni</text:span><text:span text:style-name="T2">:</text:span></text:p>
        </text:list-item>
      </text:list>
      <text:p text:style-name="P4"><draw:g text:anchor-type="char" draw:z-index="3" draw:style-name="gr1"><draw:line draw:style-name="gr2" draw:text-style-name="P5" svg:x1="7.303cm" svg:y1="0.437cm" svg:x2="7.303cm" svg:y2="13.453cm"><text:p/></draw:line><draw:line draw:style-name="gr2" draw:text-style-name="P5" svg:x1="14.923cm" svg:y1="0.437cm" svg:x2="14.923cm" svg:y2="13.453cm"><text:p/></draw:line><draw:line draw:style-name="gr2" draw:text-style-name="P5" svg:x1="23.496cm" svg:y1="0.437cm" svg:x2="23.496cm" svg:y2="13.453cm"><text:p/></draw:line></draw:g><draw:line text:anchor-type="char" draw:z-index="2" draw:style-name="gr3" draw:text-style-name="P5" svg:x1="17.463cm" svg:y1="0.437cm" svg:x2="17.463cm" svg:y2="11.232cm"><text:p/></draw:line><draw:line text:anchor-type="char" draw:z-index="1" draw:style-name="gr3" draw:text-style-name="P5" svg:x1="6.35cm" svg:y1="0.437cm" svg:x2="6.35cm" svg:y2="11.232cm"><text:p/></draw:line></text:p>
      <text:p text:style-name="P2"><draw:frame draw:style-name="fr1" draw:name="Oggetto1" text:anchor-type="as-char" svg:width="24.799cm" svg:height="14.132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4" draw:display-name="Dash 4" draw:style="rect" draw:dots1="1" draw:dots1-length="0.008cm" draw:dots2="1" draw:dots2-length="0.07cm" draw:distance="0.02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caresia</meta:initial-creator>
    <meta:creation-date>2006-07-19T21:03:00</meta:creation-date>
    <dc:creator>Marco</dc:creator>
    <dc:date>2006-07-19T21:03:00</dc:date>
    <meta:print-date>2006-03-21T15:45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14" meta:character-count="102"/>
  </office:meta>
</office:document-meta>
</file>